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language="it" fo:country="IT" officeooo:rsid="00109e61" officeooo:paragraph-rsid="00109e61"/>
    </style:style>
    <style:style style:name="P2" style:family="paragraph" style:parent-style-name="Text_20_body">
      <style:text-properties fo:language="it" fo:country="IT" officeooo:rsid="00109e61" officeooo:paragraph-rsid="00109e61"/>
    </style:style>
    <style:style style:name="P3" style:family="paragraph" style:parent-style-name="Title">
      <style:text-properties fo:language="it" fo:country="IT" officeooo:rsid="00109e61" officeooo:paragraph-rsid="00109e61"/>
    </style:style>
    <style:style style:name="P4" style:family="paragraph" style:parent-style-name="Heading_20_1">
      <style:text-properties fo:language="it" fo:country="IT" officeooo:rsid="000f9e32" officeooo:paragraph-rsid="00109e61"/>
    </style:style>
    <style:style style:name="P5" style:family="paragraph" style:parent-style-name="Heading_20_2">
      <style:text-properties fo:language="it" fo:country="IT"/>
    </style:style>
    <style:style style:name="P6" style:family="paragraph" style:parent-style-name="Heading_20_2" style:master-page-name="">
      <loext:graphic-properties draw:fill="none"/>
      <style:paragraph-properties fo:margin-left="0.12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fo:language="it" fo:country="IT" officeooo:rsid="000f9e32" officeooo:paragraph-rsid="000f9e32"/>
    </style:style>
    <style:style style:name="P7" style:family="paragraph" style:parent-style-name="Heading_20_3">
      <style:text-properties fo:language="it" fo:country="IT" officeooo:rsid="00109e61" officeooo:paragraph-rsid="00109e61"/>
    </style:style>
    <style:style style:name="P8" style:family="paragraph" style:parent-style-name="Text_20_body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fo:language="it" fo:country="IT" officeooo:paragraph-rsid="0013dcf7"/>
    </style:style>
    <style:style style:name="P9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fo:language="it" fo:country="IT" officeooo:paragraph-rsid="0013dcf7"/>
    </style:style>
    <style:style style:name="T1" style:family="text">
      <style:text-properties officeooo:rsid="000f9e32"/>
    </style:style>
    <style:style style:name="T2" style:family="text">
      <style:text-properties officeooo:rsid="00109e61"/>
    </style:style>
    <style:style style:name="T3" style:family="text">
      <style:text-properties officeooo:rsid="00121729"/>
    </style:style>
    <style:style style:name="T4" style:family="text">
      <style:text-properties officeooo:rsid="0013dc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ideogiochi per piattaforma</text:p>
      <text:p text:style-name="P1">Alessio Pellegrino</text:p>
      <text:p text:style-name="P1">0000873988</text:p>
      <text:p text:style-name="P1">alessio.pellegrino@studio.unibo.it</text:p>
      <text:p text:style-name="P1"/>
      <text:p text:style-name="P1">William Arnone</text:p>
      <text:p text:style-name="P1">0000874588</text:p>
      <text:p text:style-name="P1">william.arnone@studio.unibo.it</text:p>
      <text:h text:style-name="P4" text:outline-level="1"/>
      <text:h text:style-name="P5" text:outline-level="2">Indice</text:h>
      <text:h text:style-name="P7" text:outline-level="3">Argomento<text:tab/><text:tab/><text:tab/><text:tab/><text:tab/><text:tab/><text:tab/><text:tab/><text:tab/><text:tab/> <text:s text:c="6"/>pagina</text:h>
      <text:p text:style-name="P2">1. Analisi dei requisiti</text:p>
      <text:p text:style-name="P2"><text:tab/>a. <text:s/><text:span text:style-name="T1">Requisiti </text:span>espressi <text:span text:style-name="T1">in linguaggio naturale</text:span></text:p>
      <text:h text:style-name="P4" text:outline-level="1"/>
      <text:h text:style-name="P4" text:outline-level="1">1. Analisi dei requisiti</text:h>
      <text:h text:style-name="P6" text:outline-level="2">1a. Requisiti <text:span text:style-name="T2">espressi</text:span> in linguaggio naturale </text:h>
      <text:p text:style-name="P8">Si vuole realizzare una base di dati per categorizzare i vari videogiochi e software sul mercato di cui si vogliono rappresentare i dati relativi al prodotto, le piattaforme su cui è presente, chi l'ha sviluppato e pubblicato. <text:line-break/>In particolare di ogni prodotto, gioco o software che sia, si vogliono identificare il nome e la data di uscita (che assieme sono univoci), una descrizione sommaria dello stesso, una valutazione (da uno a cinque) ed il prezzo di listino. <text:line-break/>Ogni compagnia si caratterizza per ragione sociale, data creazione e nazione, può poi possedere una piattafo<text:span text:style-name="T3">r</text:span>ma ed essere coinvolta in quanto pu<text:span text:style-name="T3">b</text:span>blisher o sviluppatore in più prodotti. Per ogni piattaforma si vuole conoscere il nome, la data di uscita ed il supporto (se ancora è prodotta o giochi vengono sviluppati per essa), nel caso di console; mentre nel caso dello store pc si vuole identificare i sistemi operativi con cui è compatibile e il nome dello store. Ogni gioco può avere uno o più designer caratterizzati da nome, cognome, data di nascita, nazione ed identificat<text:span text:style-name="T3">i</text:span>vo. Inoltre, sia i giochi che i software, possono avere uno o più categorie caratterizzate da un nome ed eventuali <text:soft-page-break/>generi da cui derivano. Giochi e console possono infine raggruppati rispettivamente in saghe e generazioni: le prime comprendono la nascita della stessa, lo stato (in corso, finita, sospesa), una descrizione ed il nome. Le generazioni, invece, hanno una data di uscita, stato (conclusa/ in corso), il numero identificativo e se è ancora disponibile all'acquisto. <text:span text:style-name="T1">(Per poter dare un voto al gioco o software ogni utente deve avere un ni</text:span><text:span text:style-name="T3">c</text:span><text:span text:style-name="T1">kname unico ed esprimere il proprio voto esclusivamente per un gioco per volta)</text:span></text:p>
      <text:p text:style-name="P9"/>
      <text:p text:style-name="P9"/>
      <text:p text:style-name="P9"/>
      <text:p text:style-name="P9"/>
      <text:p text:style-name="P9"/>
      <text:p text:style-name="P9"><text:span text:style-name="T4">revisioni:</text:span></text:p>
      <text:p text:style-name="P9"/>
      <text:p text:style-name="P9"><text:span text:style-name="T4">l’os è solo nei requisiti di sistema</text:span></text:p>
      <text:p text:style-name="P9"><text:span text:style-name="T4">aggiunta utente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7T18:28:40.170104375</meta:creation-date>
    <dc:date>2020-12-11T11:31:26.639568677</dc:date>
    <meta:editing-duration>PT1H51M3S</meta:editing-duration>
    <meta:editing-cycles>4</meta:editing-cycles>
    <meta:generator>LibreOffice/7.0.3.1$Linux_X86_64 LibreOffice_project/00$Build-1</meta:generator>
    <meta:document-statistic meta:table-count="0" meta:image-count="0" meta:object-count="0" meta:page-count="2" meta:paragraph-count="17" meta:word-count="316" meta:character-count="2060" meta:non-whitespace-character-count="1739"/>
  </office:meta>
</office:document-meta>
</file>